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officeooo:paragraph-rsid="000bf868"/>
    </style:style>
    <style:style style:name="P3" style:family="paragraph" style:parent-style-name="Text_20_body">
      <style:text-properties officeooo:rsid="0013ad3e" officeooo:paragraph-rsid="0013ad3e"/>
    </style:style>
    <style:style style:name="P4" style:family="paragraph" style:parent-style-name="Text_20_body">
      <style:text-properties officeooo:rsid="0013ad3e" officeooo:paragraph-rsid="003cb22c"/>
    </style:style>
    <style:style style:name="P5" style:family="paragraph" style:parent-style-name="Text_20_body">
      <style:text-properties officeooo:rsid="0013c1d7" officeooo:paragraph-rsid="0013c1d7"/>
    </style:style>
    <style:style style:name="P6" style:family="paragraph" style:parent-style-name="Text_20_body">
      <style:text-properties officeooo:rsid="00196de4" officeooo:paragraph-rsid="00196de4"/>
    </style:style>
    <style:style style:name="P7" style:family="paragraph" style:parent-style-name="Text_20_body">
      <style:text-properties officeooo:rsid="001e0c6f" officeooo:paragraph-rsid="001e0c6f"/>
    </style:style>
    <style:style style:name="P8" style:family="paragraph" style:parent-style-name="Text_20_body">
      <style:text-properties officeooo:rsid="001eee2a" officeooo:paragraph-rsid="001eee2a"/>
    </style:style>
    <style:style style:name="P9" style:family="paragraph" style:parent-style-name="Text_20_body">
      <style:text-properties officeooo:rsid="000bf868" officeooo:paragraph-rsid="000bf868"/>
    </style:style>
    <style:style style:name="P10" style:family="paragraph" style:parent-style-name="Text_20_body">
      <style:text-properties officeooo:rsid="00206ded" officeooo:paragraph-rsid="00206ded"/>
    </style:style>
    <style:style style:name="P11" style:family="paragraph" style:parent-style-name="Text_20_body">
      <style:text-properties officeooo:rsid="0031006a" officeooo:paragraph-rsid="0031006a"/>
    </style:style>
    <style:style style:name="P12" style:family="paragraph" style:parent-style-name="Text_20_body">
      <style:text-properties officeooo:rsid="0031006a" officeooo:paragraph-rsid="0031c976"/>
    </style:style>
    <style:style style:name="P13" style:family="paragraph" style:parent-style-name="Text_20_body">
      <style:text-properties officeooo:rsid="00335eee" officeooo:paragraph-rsid="00335eee"/>
    </style:style>
    <style:style style:name="P14" style:family="paragraph" style:parent-style-name="Text_20_body">
      <style:text-properties officeooo:rsid="0038449a" officeooo:paragraph-rsid="0038449a"/>
    </style:style>
    <style:style style:name="P15" style:family="paragraph" style:parent-style-name="Text_20_body">
      <style:text-properties officeooo:rsid="0039a1b6" officeooo:paragraph-rsid="0039a1b6"/>
    </style:style>
    <style:style style:name="P16" style:family="paragraph" style:parent-style-name="Text_20_body">
      <style:text-properties officeooo:rsid="003b7a15" officeooo:paragraph-rsid="003b7a15"/>
    </style:style>
    <style:style style:name="P17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c6af" officeooo:paragraph-rsid="0006655f" style:text-blinking="false" fo:background-color="transparent" style:font-size-asian="9.60000038146973pt" style:font-size-complex="11pt"/>
    </style:style>
    <style:style style:name="P19" style:family="paragraph" style:parent-style-name="Text_20_body" style:list-style-name="L1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3821" officeooo:paragraph-rsid="0002b171" style:text-blinking="false" fo:background-color="transparent" style:font-size-asian="9.60000038146973pt" style:font-size-complex="11pt"/>
    </style:style>
    <style:style style:name="P20" style:family="paragraph" style:parent-style-name="Text_20_body" style:list-style-name="L1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de4" officeooo:paragraph-rsid="00196de4" style:text-blinking="false" fo:background-color="transparent" style:font-size-asian="9.60000038146973pt" style:font-size-complex="11pt"/>
    </style:style>
    <style:style style:name="P21" style:family="paragraph" style:parent-style-name="Text_20_body" style:list-style-name="L1">
      <style:paragraph-properties fo:margin-top="0.635cm" fo:margin-bottom="0.212cm" loext:contextual-spacing="false" fo:line-height="138%" style:writing-mode="lr-tb"/>
      <style:text-properties officeooo:paragraph-rsid="000dccfe"/>
    </style:style>
    <style:style style:name="T1" style:family="text">
      <style:text-properties officeooo:rsid="0001b2e7"/>
    </style:style>
    <style:style style:name="T2" style:family="text">
      <style:text-properties officeooo:rsid="000a13e4"/>
    </style:style>
    <style:style style:name="T3" style:family="text">
      <style:text-properties officeooo:rsid="0013c1d7"/>
    </style:style>
    <style:style style:name="T4" style:family="text">
      <style:text-properties officeooo:rsid="0015ad1b"/>
    </style:style>
    <style:style style:name="T5" style:family="text">
      <style:text-properties officeooo:rsid="00168e39"/>
    </style:style>
    <style:style style:name="T6" style:family="text">
      <style:text-properties officeooo:rsid="001abe73"/>
    </style:style>
    <style:style style:name="T7" style:family="text">
      <style:text-properties officeooo:rsid="001ca299"/>
    </style:style>
    <style:style style:name="T8" style:family="text">
      <style:text-properties officeooo:rsid="0020755a"/>
    </style:style>
    <style:style style:name="T9" style:family="text">
      <style:text-properties officeooo:rsid="0023e1ab"/>
    </style:style>
    <style:style style:name="T10" style:family="text">
      <style:text-properties officeooo:rsid="002586b0"/>
    </style:style>
    <style:style style:name="T11" style:family="text">
      <style:text-properties officeooo:rsid="0028d5e1"/>
    </style:style>
    <style:style style:name="T12" style:family="text">
      <style:text-properties officeooo:rsid="002a952f"/>
    </style:style>
    <style:style style:name="T13" style:family="text">
      <style:text-properties officeooo:rsid="002cfaf7"/>
    </style:style>
    <style:style style:name="T14" style:family="text">
      <style:text-properties officeooo:rsid="002e4073"/>
    </style:style>
    <style:style style:name="T15" style:family="text">
      <style:text-properties officeooo:rsid="0034dc19"/>
    </style:style>
    <style:style style:name="T16" style:family="text">
      <style:text-properties officeooo:rsid="00366fcc"/>
    </style:style>
    <style:style style:name="T17" style:family="text">
      <style:text-properties officeooo:rsid="0038e8c1"/>
    </style:style>
    <style:style style:name="T18" style:family="text">
      <style:text-properties officeooo:rsid="003cb22c"/>
    </style:style>
    <style:style style:name="T19" style:family="text">
      <style:text-properties officeooo:rsid="003e8a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docs-internal-guid-e18208c6-52a6-c641-cb79-61504f1e6daf"/>Guía de Entrevista</text:p>
      <text:p text:style-name="Text_20_body"/>
      <text:h text:style-name="P1" text:outline-level="2">Objetivos</text:h>
      <text:list xml:id="list3068439164" text:style-name="L1">
        <text:list-item>
          <text:p text:style-name="P18">El objetivo de la aplicación es que las personas que tienen algún tipo de enfermedad, intolerancia o síndrome, logren encontrar apoyo, orientación y puedan compartir sus propias experiencias, para tener una mejor calidad de vida.</text:p>
        </text:list-item>
        <text:list-item>
          <text:p text:style-name="P19"><text:span text:style-name="T9">Ca</text:span>da persona pued<text:span text:style-name="T2">e </text:span><text:s/><text:span text:style-name="T1">recomendar, opinar o escribir, sobre algo relacionado con la nutrición, recetas, medicina o hábitos que los han ayudado a mejorar su salud; y enfrentar mejor sus propios miedos. Esto permite que la comunidad, pueda ayudarse mutuamente y sentirse acompañados.</text:span></text:p>
        </text:list-item>
        <text:list-item>
          <text:p text:style-name="P20">Poder generar una alimentación <text:span text:style-name="T6">consciente</text:span>, <text:span text:style-name="T10">crear instancias de ayuda en cuanto a alguna sintomatología que puedan tener dudas; <text:s/>para así poder consultar y ayudar mejor al <text:s/>diagnóstico que pueda entregar su médico</text:span></text:p>
          <text:p text:style-name="P20"/>
          <text:p text:style-name="P21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Esta entrevista es para conocer mejor tus <text:span text:style-name="T12">hábitos</text:span> alimenticios, como haces para alimentarte saludablemente, si tienes alguna dieta especial, o te interesa cambiar tu alimentación para mejorar tu salud. <text:span text:style-name="T16">Y si tienes algún tipo de organización especial o registro para mantener <text:s/>tu enfermedad controlada.</text:span></text:p>
      <text:p text:style-name="P7"/>
      <text:p text:style-name="P9"><text:span text:style-name="T18">1.- </text:span>¿Cu<text:span text:style-name="T13">á</text:span>les son tus hobbies?</text:p>
      <text:p text:style-name="P9"><text:span text:style-name="T18">2.- </text:span>Cuando vas al supermercado <text:span text:style-name="T14">¿</text:span>qu<text:span text:style-name="T14">é</text:span> alimentos son los que mas eliges y por qué?</text:p>
      <text:p text:style-name="P5"><text:span text:style-name="T18">3.- </text:span>¿En que te fijas cuando compras un producto en el supermercado?</text:p>
      <text:p text:style-name="P4"><text:span text:style-name="T18">4.- </text:span>¿Cuál es tu real necesidad con respecto a la alimentación?</text:p>
      <text:p text:style-name="P16"><text:span text:style-name="T18">5</text:span>.- <text:span text:style-name="T18">¿</text:span>Tien<text:span text:style-name="T18">e</text:span>s alguna enfermedad, <text:span text:style-name="T18">y cuál enfermedad tienes?</text:span></text:p>
      <text:p text:style-name="P12"><text:span text:style-name="T18">6.- </text:span>¿Qué haces para controlar tu enfermedad? <text:span text:style-name="T18">En el caso que la tuviera</text:span></text:p>
      <text:p text:style-name="P13"><text:span text:style-name="T18">7.- </text:span>¿Cómo organizas tu vida de acuerdo a tu enfermedad?, <text:span text:style-name="T15">¿usas alguna aplicación o red social para eso?</text:span></text:p>
      <text:p text:style-name="P5"><text:span text:style-name="T18">8.- </text:span>¿Qué es para ti una alimentación saludable?</text:p>
      <text:p text:style-name="P5">¿Cuál es tu comida favorita?</text:p>
      <text:p text:style-name="P5">¿Que importancia le das a la<text:span text:style-name="T7">s proteínas</text:span>, frutas y verduras en tu alimentación?</text:p>
      <text:p text:style-name="P5">¿Que opinas <text:span text:style-name="T4">de la l</text:span>eche de vaca y el <text:span text:style-name="T5">azúcar</text:span>?</text:p>
      <text:p text:style-name="P6">¿Qué alimentos te caen mal o sientes que te caen mal?</text:p>
      <text:p text:style-name="P8">¿Has hecho alguna dieta, y por qué?</text:p>
      <text:p text:style-name="P10"><text:span text:style-name="T8">¿</text:span>Has comprado <text:span text:style-name="T8">algún</text:span> curso online de <text:span text:style-name="T11">alimentación</text:span> <text:span text:style-name="T8">saludable</text:span> y por qué?</text:p>
      <text:p text:style-name="P15">¿Si tuvieras que cuidar a un enfermo, o estas a cargo de cuidar a un adulto mayor que le darías que comer?</text:p>
      <text:p text:style-name="P4">¿Si participaras en una red social de <text:span text:style-name="T3">nutrición y salud</text:span> para tu enfermedad, que te gustaría que hubiera en <text:s/>esa aplicación?</text:p>
      <text:p text:style-name="P11"/>
      <text:p text:style-name="P14">Publico Objetivo <text:s/><text:span text:style-name="T19">también, </text:span>personas o hijos que cuidan a un pariente enfermo.</text:p>
      <text:p text:style-name="P6"/>
      <text:p text:style-name="P6"/>
      <text:p text:style-name="P5"/>
      <text:p text:style-name="P5"/>
      <text:p text:style-name="P3"><text:soft-page-break/></text:p>
      <text:p text:style-name="P3"/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/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 style:font-family-generic="roman" style:font-pitch="variable"/>
    <style:font-face style:name="OpenSymbol" svg:font-family="OpenSymbol, 'Arial Unicode MS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CL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42cm" fo:margin-bottom="0.349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4pt" style:letter-kerning="true" style:font-name-asian="DejaVu Sans" style:font-family-asian="'DejaVu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37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4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7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staque_20_mayor" style:display-name="Destaque may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7:43:56.786551032</meta:creation-date>
    <dc:date>2018-07-03T11:14:11.382509300</dc:date>
    <meta:editing-duration>PT6H33M48S</meta:editing-duration>
    <meta:editing-cycles>60</meta:editing-cycles>
    <meta:generator>LibreOffice/5.4.5.1$Linux_X86_64 LibreOffice_project/40m0$Build-1</meta:generator>
    <meta:document-statistic meta:table-count="0" meta:image-count="0" meta:object-count="0" meta:page-count="3" meta:paragraph-count="26" meta:word-count="364" meta:character-count="2178" meta:non-whitespace-character-count="1835"/>
  </office:meta>
</office:document-meta>
</file>